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 style:list-style-name="L1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tthew Staehely</text:p>
      <text:p text:style-name="P1">CSC 143 Offenback</text:p>
      <text:p text:style-name="P1"/>
      <text:p text:style-name="P3">Assignment 5 Report</text:p>
      <text:p text:style-name="P3"/>
      <text:list xml:id="list8858457481108286111" text:style-name="L1">
        <text:list-item>
          <text:p text:style-name="P2">I approached the assignment in the standard way- design first, and then coding second. Since JUnit testing is something new, it was difficult to actually implement the “test code first, implementation second” methodology, but I stuck to it. Since it required me to actually state explicitly what I was expecting to see from my code, it made debugging very precise and targeted, and thus very quick.</text:p>
        </text:list-item>
        <text:list-item>
          <text:p text:style-name="P2">To the best of my knowledge, this program meets specification. There was some difficulty in ensuring that adding a polynomial whose term was not part of the original expression was placed in the correct location, and I had to handle that with a special test to see if the term was less than the one immediately before it and simultaneously greater than the one after it. Another corner case was having a constant term with a coefficient of 1.0 and the toString() method, <text:s/>in which case my code explicitly tests to see if the exponent of that term is 0 and, if so, simply adds the coefficient to the end of the string.</text:p>
        </text:list-item>
        <text:list-item>
          <text:p text:style-name="P2">I feel fairly comfortable writing test cases. I did my “normal” debug process of just throwing objects together in my IDE and modifying the object as the code permits and seeing if I get the expected results. I did find some bugs this way which my unit testing did not pick up on, so that was a good learning experience. </text:p>
        </text:list-item>
        <text:list-item>
          <text:p text:style-name="P2">This project taught me a lot. One simple thing which was probably an unintended side effect is that it forced me to explicitly spell out to myself how polynomial multiplication works which, while something I can do anyway, was good practice. I also used recursion wherever I could on this, as linked lists naturally fall into that process. That practice was absolutely worth while and I feel just that much more comfortable using recursion in a practical way. I also learned how to construct a data structure without implementing or extending Java's already existing ones, which actually ended up being less complicated than I was worried it would have been. Because of this I feel very comfortable working with linked list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hew Staehely</meta:initial-creator>
    <meta:creation-date>2015-02-25T14:00:23.65</meta:creation-date>
    <meta:document-statistic meta:table-count="0" meta:image-count="0" meta:object-count="0" meta:page-count="1" meta:paragraph-count="7" meta:word-count="372" meta:character-count="2121"/>
    <dc:date>2015-02-25T14:31:07.41</dc:date>
    <dc:creator>Matthew Staehely</dc:creator>
    <meta:editing-duration>PT22S</meta:editing-duration>
    <meta:editing-cycles>1</meta:editing-cycles>
    <meta:generator>OpenOffice/4.1.1$Win32 OpenOffice.org_project/411m6$Build-9775</meta:generator>
  </office:meta>
</office:document-meta>
</file>